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officeooo:rsid="00751b15" officeooo:paragraph-rsid="0009cc53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6e0277" officeooo:paragraph-rsid="0009cc5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6f5d59" officeooo:paragraph-rsid="0009cc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6fcd8c" officeooo:paragraph-rsid="0009cc5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7313e0" officeooo:paragraph-rsid="0009cc5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739619" officeooo:paragraph-rsid="0009cc5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19402" officeooo:paragraph-rsid="0009cc53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6f5d59" officeooo:paragraph-rsid="0009cc53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6fcd8c" officeooo:paragraph-rsid="0009cc53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style="italic" fo:font-weight="bold" officeooo:rsid="006fcd8c" officeooo:paragraph-rsid="0009cc53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udu Cyryllic" fo:font-size="12pt" officeooo:rsid="006fcd8c" officeooo:paragraph-rsid="0009cc53" style:font-size-asian="12pt" style:font-size-complex="12pt"/>
    </style:style>
    <style:style style:name="P12" style:family="paragraph" style:parent-style-name="Heading_20_2">
      <style:paragraph-properties fo:text-align="center" style:justify-single-word="false"/>
      <style:text-properties style:font-name="Liberation Serif" fo:font-size="12pt" officeooo:rsid="006e0277" officeooo:paragraph-rsid="0009cc53" style:font-size-asian="12pt" style:font-size-complex="12pt"/>
    </style:style>
    <style:style style:name="T1" style:family="text">
      <style:text-properties officeooo:rsid="033c2d2d"/>
    </style:style>
    <style:style style:name="T2" style:family="text">
      <style:text-properties officeooo:rsid="01242a50"/>
    </style:style>
    <style:style style:name="T3" style:family="text">
      <style:text-properties officeooo:rsid="006f5d59"/>
    </style:style>
    <style:style style:name="T4" style:family="text">
      <style:text-properties officeooo:rsid="0011d025"/>
    </style:style>
    <style:style style:name="T5" style:family="text">
      <style:text-properties officeooo:rsid="015a20ed"/>
    </style:style>
    <style:style style:name="T6" style:family="text">
      <style:text-properties fo:font-variant="normal" fo:text-transform="none" fo:color="#252525" fo:font-size="13pt" fo:letter-spacing="normal" fo:font-style="normal" fo:font-weight="normal" officeooo:rsid="000842ac" style:font-size-asian="13pt" style:font-size-complex="13pt"/>
    </style:style>
    <style:style style:name="T7" style:family="text">
      <style:text-properties fo:font-variant="normal" fo:text-transform="none" fo:color="#252525" fo:letter-spacing="normal" fo:font-style="normal" fo:font-weight="normal" officeooo:rsid="0010dad4"/>
    </style:style>
    <style:style style:name="T8" style:family="text">
      <style:text-properties fo:font-variant="normal" fo:text-transform="none" fo:color="#252525" fo:letter-spacing="normal" officeooo:rsid="0010dad4"/>
    </style:style>
    <style:style style:name="T9" style:family="text">
      <style:text-properties officeooo:rsid="0126a0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2"/>
      <text:p text:style-name="P2">Но потом я всё-таки пришёл к ней домой. </text:p>
      <text:p text:style-name="P2"><text:span text:style-name="T1">Оказалось, с</text:span>овсем не в том подъезде, куда провожал её в первый раз.</text:p>
      <text:p text:style-name="P2">Когда в прихожей я снял сапоги и спрятал в них портянки, чтоб не слишком воняли, то оказался босым, и даже тапочки не скрывали этот факт — как юродивый, только без метлы.</text:p>
      <text:p text:style-name="P2">Дома у неё оказалась мама и дочка трёх лет.</text:p>
      <text:p text:style-name="P2">Потом её мама с её дочкой вышли в магазин, а мы сели на ковре и она рас<text:span text:style-name="T1">пахнула</text:span> альбом с фотографиями.</text:p>
      <text:p text:style-name="P2">И в альбоме и на ковре она была очень симпатичная, эта тихая мышка блондиночка Таня.</text:p>
      <text:p text:style-name="P2">Мне стоило лишь протянуть руку, положить на плечо её домашнего халатика и разложить её рядом с альбомом, но я так и не смог. </text:p>
      <text:p text:style-name="P2">Не знаю что, но что-то меня не пустило.</text:p>
      <text:p text:style-name="P2"/>
      <text:p text:style-name="P7"><text:span text:style-name="T2">(...в</text:span> те непостижимо далёкие времена я ещё не знал, что все мои невзгоды или радости, взлёты и падения, <text:s/>все мои <text:span text:style-name="T3">наслаждения</text:span> и <text:span text:style-name="T3">лишения</text:span>, <text:span text:style-name="T4">исходят</text:span> от той сволочи в не<text:span text:style-name="T4">достиж</text:span>имо далёком будущем, которая сейчас слагает это письмо тебе, лёжа в палатке посреди тёмного леса <text:span text:style-name="T4">под неумолчное</text:span> журча<text:span text:style-name="T4">нье </text:span>струй реки по имени Варанда...<text:span text:style-name="T2">)</text:span></text:p>
      <text:p text:style-name="P7"/>
      <text:p text:style-name="P3">Потом вернулась из магазина её мама с внучкой и принесла сетку оранжевых апельсинов.</text:p>
      <text:p text:style-name="P3">Дальнейшие наши встречи проходили вне её дома и она начала интересоваться содержанием записей в моём военном билете. </text:p>
      <text:p text:style-name="P3">Туфта насчёт сейфа не прокатила — она была на два года старше.</text:p>
      <text:p text:style-name="P3">В отряде у меня что-то захороводилось, пошёл какой-то сумбур и мы потеряли друг друга из виду.</text:p>
      <text:p text:style-name="P3">Уже перед самым дембелем я заходил к ней, но мама сказала, что она не дома.</text:p>
      <text:p text:style-name="P3">Я дождался её у её подъезда, мы прошли в широкий ночной двор между пятиэтажками и она тихо отдалась мне на столе детской площадки.</text:p>
      <text:p text:style-name="P3">Однако, кончил я слишком быстро, куда быстрее, чем в подъезде. </text:p>
      <text:p text:style-name="P3">Мне это не понравилось и я прервал с ней отношения, как и хотел Писак.</text:p>
      <text:p text:style-name="P3"/>
      <text:p text:style-name="P3">Чем ближе дембель, тем меньше спится. </text:p>
      <text:p text:style-name="P3">Куда вы удалились — те блаженные времена, когда я, салага, засыпал едва <text:span text:style-name="T1">упав главою на</text:span> <text:s/>подушк<text:span text:style-name="T1">у</text:span>?</text:p>
      <text:p text:style-name="P3">А теперь? Проверка прошла, в клуб сходил, вернулся в роту, а сна ни в одном глазу.</text:p>
      <text:p text:style-name="P3">Вот и собираются вокруг такие же полуночники; лежим на койках кубрика, базарим о том, о сём. Или дуры гоняем.</text:p>
      <text:p text:style-name="P3">Гнать дуру — значит рассказывать длинную историю, и не обязательно реальную.</text:p>
      <text:p text:style-name="P3"/>
      <text:p text:style-name="P8"><text:span text:style-name="T2">(...ч</text:span>ерез много лет из «Архипелага» Солженицына я узнал, что это старинный зэковский обычай времяпрепровождения; ещё с царских времён; когда в камере рассказывают какой-нибудь роман из какого-нибудь Диккенса, расцвечивая его деталями из современной повседневности.</text:p>
      <text:p text:style-name="P8">Но тогда вместо «гонять дуру», говорили «тискать роман»...<text:span text:style-name="T2">)</text:span></text:p>
      <text:p text:style-name="P8"/>
      <text:p text:style-name="P3">Когда очередь дошла до меня, я погнал роман возмездия о двух юных влюблённых и жестоком бароне из замка, который заточил юношу в подземелье и у него на глазах делал из девушки секс-рабыню, до того момента, пока юноша, через месяц, не расшатал забитый в стену ёрш, куда крепилась его цепь.</text:p>
      <text:p text:style-name="P3"/>
      <text:p text:style-name="P8"><text:span text:style-name="T2">(...к</text:span> Диккенсу это не имеет никакого отношения, гоняя эту дуру, я, закрыв глаза, видел <text:soft-page-break/>полупрозрачную блузку Мишель Мерсье из первой серии «Анжелики».</text:p>
      <text:p text:style-name="P8">Но возникает вопрос: если я на целый месяц отдал возлюбленную барону, чтоб он <text:s/>ею пользовался совместно со своим волкодавом и различными предметами средневековой утвари и инвентаря, а сам в это же время, типа, как соучаствуя, дёргался на своей цепи, чтобы расшатать крепление, <text:s/><text:span text:style-name="T5">но всё же </text:span>в такт происходящему, то, может быть, я — извращенец?</text:p>
      <text:p text:style-name="P8">Конечно, этот вопрос возникнет не у слушателей, а у меня, и не сразу, <text:span text:style-name="T1">а потом, </text:span>но всё таки...<text:span text:style-name="T2">)</text:span></text:p>
      <text:p text:style-name="P8"/>
      <text:p text:style-name="P4">Во время расправы с бароном, проводившейся самым изуверским образом, Хмель вдруг крикнул:</text:p>
      <text:p text:style-name="P4">- Дневальный!</text:p>
      <text:p text:style-name="P4">От тумбочки в конце прохода пришёл дневальный и Хмель ему сказал:</text:p>
      <text:p text:style-name="P4">- Он уже заебал свои храпом — ебан<text:span text:style-name="T6">и́</text:span> его в лобешник, пусть упокоится.</text:p>
      <text:p text:style-name="P4">- Кто?</text:p>
      <text:p text:style-name="P4">- Вон тот салага через два кубрика.</text:p>
      <text:p text:style-name="P4">Дневальный склонился над нарушителем покоя, прислушался к сонному дыханию:</text:p>
      <text:p text:style-name="P4">- Не, вроде не этот.</text:p>
      <text:p text:style-name="P4">В разговор включился Лёлик:</text:p>
      <text:p text:style-name="P4">- Ну, всё равно ебан<text:span text:style-name="T7">и́</text:span> — какая в хуй разница.</text:p>
      <text:p text:style-name="P11"/>
      <text:p text:style-name="P9"><text:span text:style-name="T2">(...г</text:span>лубина философской мудрости этих слов до сих пор заставляет меня прослезиться:</text:p>
      <text:p text:style-name="P10">«всё равно ебан<text:span text:style-name="T8">и́</text:span> — какая в хуй разница»</text:p>
      <text:p text:style-name="P9"><text:span text:style-name="T2">Вот она</text:span> — квинтэссенция уставных и прочих отношений, залог боевой выучки, боеготовности и боеспособности армии... хотелось бы сказать — Советской, ушедшей в небытие... но кто нынче верит в Дедов-Морозов?..<text:span text:style-name="T2">)</text:span></text:p>
      <text:p text:style-name="P9"/>
      <text:p text:style-name="P5">Солдат-дембель живёт в постоянном напряжении. </text:p>
      <text:p text:style-name="P5">Непонятное, беспочвенно тревожное состояние лишает его сна, аппетита, способности соизмерять свои действия с требованиями элементарной логики.</text:p>
      <text:p text:style-name="P5">Каждое утро твои однопризывники на разводе выстраиваются группами лицом к построению и, после краткого напутствия от замполита или начштаба, идут к проходной, за ворота, на дембель. </text:p>
      <text:p text:style-name="P5">А я когда же?</text:p>
      <text:p text:style-name="P5">И чем заполнить ещё и этот день тягостного нескончаемого ожидания?</text:p>
      <text:p text:style-name="P5"/>
      <text:p text:style-name="P5">Промаявшись часов до трёх в расположении части, я сел в кабину УАЗа-хлебовозки, чтобы поехать в Ставрополь. </text:p>
      <text:p text:style-name="P5">В крытый брезентом кузов забрался <text:span text:style-name="T9">ещё </text:span>Лёлик и кто-то из его кентов, тоже в самоволку.</text:p>
      <text:p text:style-name="P5">Мы выехали через КПП и погнали по мокрому после недавней грозы шоссе. </text:p>
      <text:p text:style-name="P5">Асфальт по краям <text:span text:style-name="T1">шоссе</text:span> повыбит, поэтому та белая легковушка, что выскочила из-за поворота нам навстречу, пёрла посреди <text:span text:style-name="T1">дороги</text:span>.</text:p>
      <text:p text:style-name="P5">Водитель хлебовозки увернулся, соскочив правыми колёсами на грязь обочины. А тут поворот — <text:s/>он крутанул руль влево и дал по тормозам.</text:p>
      <text:p text:style-name="P5">УАЗ выскочил на шоссе, но нас понесло юзом по мокрому асфальту. </text:p>
      <text:p text:style-name="P5">Машина мчала вперёд то левым, то правым бортом, не обращая внимания куда крутит руль водитель.</text:p>
      <text:p text:style-name="P5">Под конец нас вообще развернуло в обратную сторону и, проехав сколько-то задом-наперёд, машина опрокинулась под откос.</text:p>
      <text:p text:style-name="P6">Он был невысоким — метра два, поэтому мы перевернулись не больше двух раз.</text:p>
      <text:p text:style-name="P6"/>
      <text:p text:style-name="P6">Странное ощущение, когда находишься в кабине машины кувыркающейся под откос. Как <text:soft-page-break/>будто ты рыба в аквариуме. </text:p>
      <text:p text:style-name="P6">Наверное, это и есть невесомость. </text:p>
      <text:p text:style-name="P6">Мимо тебя проплывает висящий над сидением водитель, руль, дверь, опять водитель.</text:p>
      <text:p text:style-name="P6">На него я и приземлился. Машина лежала на боку. Но из кабины он вылез первым, через окно двери над головой. </text:p>
      <text:p text:style-name="P6">Я последовал за ним. Ребята из кузова уже стояли рядом с водителем. </text:p>
      <text:p text:style-name="P6">Повезло.</text:p>
      <text:p text:style-name="P6">На шоссе заскрипел тормозами «козёл» комбата. Не дожидаясь продолжения, я ушёл в <text:s/>зелёную листву опушки.</text:p>
      <text:p text:style-name="P6">- Это кто ещё был?</text:p>
      <text:p text:style-name="P6">- Не знаю, из отдельной роты попросился...</text:p>
      <text:p text:style-name="P6">Через два километра лес кончился, <text:span text:style-name="T1">а </text:span>у меня улеглась напряжённая дрожь в руках и пошёл <text:s text:c="2"/>Ставрополь.</text:p>
      <text:p text:style-name="P6">Я поехал в кино — снять адреналин. «Как украсть миллион» с Питером О' Тулом.</text:p>
      <text:p text:style-name="P6">Или это был «Повторный брак» с Бельмондо?</text:p>
      <text:p text:style-name="P6">Нет! После Бельмондо я познакомился с Надей.</text:p>
      <text:p text:style-name="P6">Студентка чего-то там. Мы долго гуляли, я её обнял, но когда начал целовать, она укусила меня за язык.</text:p>
      <text:p text:style-name="P6">- Я знаю на что ты намекаешь!</text:p>
      <text:p text:style-name="P6">Вот дура! Какие тут намёки? Я даже говорить не могу, больно же!</text:p>
      <text:p text:style-name="P6">Я проводил её до одноэтажного дома, где она снимала квартиру. Она зашла туда и вынесла банку сгущёнки. Типа, утешительный приз раненому бойцу.</text:p>
      <text:p text:style-name="P6">Я обнял её на прощанье, но целовать <text:span text:style-name="T1">поостерёгся</text:span>. </text:p>
      <text:p text:style-name="P6">Оставшись один, я посмотрел на банку у себя в руках, потом на стену дома, но гвоздика нигде не оказалось. <text:s/></text:p>
      <text:p text:style-name="P6">Поставив банку на перила, я ушёл. </text:p>
      <text:p text:style-name="P1">Какое уж там наслаждение с прокушенным язык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4:30:27.272930454</meta:creation-date>
    <dc:date>2017-03-02T14:30:32.676921700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6" meta:word-count="1092" meta:character-count="6774" meta:non-whitespace-character-count="5719"/>
    <meta:generator>LibreOffice/4.3.3.2$Linux_x86 LibreOffice_project/430m0$Build-2</meta:generator>
  </office:meta>
</office:document-meta>
</file>